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rfc-language-tag="en-GB-oxendict" fo:language="en" fo:country="GB" fo:font-style="italic" style:text-underline-style="solid" style:text-underline-width="auto" style:text-underline-color="font-color" fo:font-weight="normal" officeooo:rsid="0010408c" officeooo:paragraph-rsid="000def4a" style:font-size-asian="9.60000038146973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text-properties style:font-name="Arial" fo:font-size="11pt" style:rfc-language-tag="en-GB-oxendict" fo:language="en" fo:country="GB" fo:font-style="normal" style:text-underline-style="none" fo:font-weight="normal" officeooo:rsid="0010408c" officeooo:paragraph-rsid="000def4a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Arial" fo:font-size="11pt" style:rfc-language-tag="en-GB-oxendict" fo:language="en" fo:country="GB" fo:font-style="normal" style:text-underline-style="none" fo:font-weight="normal" officeooo:rsid="0010408c" officeooo:paragraph-rsid="000def4a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 style:list-style-name="L1">
      <style:text-properties style:font-name="Arial" fo:font-size="11pt" style:rfc-language-tag="en-GB-oxendict" fo:language="en" fo:country="GB" fo:font-weight="normal" officeooo:rsid="000f7645" officeooo:paragraph-rsid="000f7645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1">
      <style:text-properties style:font-name="Arial" fo:font-size="11pt" style:rfc-language-tag="en-GB-oxendict" fo:language="en" fo:country="GB" fo:font-weight="normal" officeooo:rsid="0010315f" officeooo:paragraph-rsid="00181128" style:font-size-asian="9.60000038146973pt" style:font-weight-asian="normal" style:font-size-complex="11pt" style:font-weight-complex="normal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12ebc" style:font-style-asian="normal" style:font-style-complex="normal"/>
    </style:style>
    <style:style style:name="T3" style:family="text">
      <style:text-properties fo:font-style="normal" style:text-underline-style="none" officeooo:rsid="0011b738" style:font-style-asian="normal" style:font-style-complex="normal"/>
    </style:style>
    <style:style style:name="T4" style:family="text">
      <style:text-properties fo:font-style="normal" style:text-underline-style="none" officeooo:rsid="00134c19" style:font-style-asian="normal" style:font-style-complex="normal"/>
    </style:style>
    <style:style style:name="T5" style:family="text">
      <style:text-properties fo:font-style="normal" style:text-underline-style="none" officeooo:rsid="00163cb4" style:font-style-asian="normal" style:font-style-complex="normal"/>
    </style:style>
    <style:style style:name="T6" style:family="text">
      <style:text-properties fo:font-style="normal" style:text-underline-style="none" officeooo:rsid="00181128" style:font-style-asian="normal" style:font-style-complex="normal"/>
    </style:style>
    <style:style style:name="T7" style:family="text">
      <style:text-properties fo:font-style="normal" style:text-underline-style="none" officeooo:rsid="000f7645" style:font-style-asian="normal" style:font-style-complex="normal"/>
    </style:style>
    <style:style style:name="T8" style:family="text">
      <style:text-properties fo:font-style="normal" style:text-underline-style="none" officeooo:rsid="00195718" style:font-style-asian="normal" style:font-style-complex="normal"/>
    </style:style>
    <style:style style:name="T9" style:family="text">
      <style:text-properties fo:font-style="normal" style:text-underline-style="none" officeooo:rsid="0019e540" style:font-style-asian="normal" style:font-style-complex="normal"/>
    </style:style>
    <style:style style:name="T10" style:family="text">
      <style:text-properties fo:font-style="normal" style:text-underline-style="none" officeooo:rsid="001b6989" style:font-style-asian="normal" style:font-style-complex="normal"/>
    </style:style>
    <style:style style:name="T11" style:family="text">
      <style:text-properties fo:font-style="normal" style:text-underline-style="none" officeooo:rsid="001ce071" style:font-style-asian="normal" style:font-style-complex="normal"/>
    </style:style>
    <style:style style:name="T12" style:family="text">
      <style:text-properties fo:font-style="normal" style:text-underline-style="none" officeooo:rsid="001d3d9d" style:font-style-asian="normal" style:font-style-complex="normal"/>
    </style:style>
    <style:style style:name="T13" style:family="text">
      <style:text-properties fo:font-style="normal" style:text-underline-style="none" officeooo:rsid="001da79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t a car - Database Project</text:p>
      <text:p text:style-name="P1"/>
      <text:p text:style-name="P2">1. Context: rent a car business</text:p>
      <text:p text:style-name="P2">2. Customer requirements:</text:p>
      <text:list xml:id="list3005154068" text:style-name="L1">
        <text:list-item>
          <text:p text:style-name="P4"><text:span text:style-name="T1">Client </text:span><text:span text:style-name="T8">info:</text:span><text:span text:style-name="T1"> </text:span><text:span text:style-name="T4">fore</text:span><text:span text:style-name="T1">name </text:span><text:span text:style-name="T4">&amp; surname</text:span><text:span text:style-name="T1">, </text:span><text:span text:style-name="T5">date of birth, age, </text:span><text:span text:style-name="T4">NIF, passport, </text:span><text:span text:style-name="T1">e-mail, phone number, where are they from, </text:span><text:span text:style-name="T2">where are they travelling, </text:span><text:span text:style-name="T1">which car they rent; </text:span><text:span text:style-name="T2">type, </text:span><text:span text:style-name="T4">number</text:span><text:span text:style-name="T2"> </text:span><text:span text:style-name="T4">and years</text:span><text:span text:style-name="T2"> of driver’s license; </text:span><text:span text:style-name="T6">emergency contact,</text:span><text:span text:style-name="T1">...</text:span></text:p>
        </text:list-item>
        <text:list-item>
          <text:p text:style-name="P5"><text:span text:style-name="T8">Product</text:span><text:span text:style-name="T1"> data: </text:span><text:span text:style-name="T2">model, </text:span><text:span text:style-name="T9">brand,</text:span><text:span text:style-name="T2"> price/</text:span><text:span text:style-name="T13">day</text:span><text:span text:style-name="T2">, </text:span><text:span text:style-name="T3">seats, </text:span><text:span text:style-name="T12">location,</text:span><text:span text:style-name="T3"> </text:span><text:span text:style-name="T10">parking lot, </text:span><text:span text:style-name="T11">plate</text:span><text:span text:style-name="T10"> (matrícula),</text:span><text:span text:style-name="T3"> disponibilidad, state, </text:span><text:span text:style-name="T4">ITV, </text:span><text:span text:style-name="T6">d</text:span><text:span text:style-name="T7">ates of the check-in and check-out, </text:span><text:span text:style-name="T6">payment details,</text:span><text:span text:style-name="T3">..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30T15:37:21.485000000</meta:creation-date>
    <dc:date>2024-10-01T17:51:37.525000000</dc:date>
    <meta:editing-duration>PT45M18S</meta:editing-duration>
    <meta:editing-cycles>1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5" meta:word-count="74" meta:character-count="483" meta:non-whitespace-character-count="416"/>
  </office:meta>
</office:document-meta>
</file>